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>
        <style:tab-stops>
          <style:tab-stop style:position="8.44cm"/>
        </style:tab-stops>
      </style:paragraph-properties>
      <style:text-properties style:use-window-font-color="true"/>
    </style:style>
    <style:style style:name="P2" style:family="paragraph" style:parent-style-name="Text_20_body" style:list-style-name="Numbering_20_1"/>
    <style:style style:name="T1" style:family="text">
      <style:text-properties fo:color="#000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utilisation"/>C<text:bookmark-end text:name="utilisation"/>ontraintes</text:h>
      <text:p text:style-name="Text_20_body">La contrainte permet d'interdire la création ou la mise à jour de document.</text:p>
      <text:p text:style-name="Text_20_body">Elle est appelé à chaque tentative de sauvegarde par l'interface web. Elle est appelée aussi lors de l'appel à la méthode Doc::store() qui permet d'enregistrer les modifications d'un document. La vérification des contraintes peut aussi être appelée explicitement avec la méthode Doc::verifyAllConstraints().</text:p>
      <text:h text:style-name="Heading_20_3" text:outline-level="3">Syntaxe de la déclaration d'un attribut calculé</text:h>
      <text:p text:style-name="P1">constraintMethod ::= <text:span text:style-name="T1">&lt;callMethod&gt;</text:span></text:p>
      <text:p text:style-name="Text_20_body">La déclaration de la règle &lt;callMethod&gt; est défini au paragraphe précédent "Attributs calculés". La déclaration doit être écrite dans la colonne "constraint" de votre fichier de spécification de famille.</text:p>
      <text:h text:style-name="Heading_20_3" text:outline-level="3"><text:bookmark-start text:name="la_fonction_de_controle"/>La fonction de contrôle<text:bookmark-end text:name="la_fonction_de_controle"/></text:h>
      <text:p text:style-name="Text_20_body">La fonction de contrôle déclenchée est une méthode du document. Son prototype standard est le suivant : </text:p>
      <text:p text:style-name="Preformatted_20_Text"><text:span text:style-name="keyword1_5f_php">public</text:span> <text:span text:style-name="keyword1_5f_php">function</text:span> ma_contrainte<text:span text:style-name="symbol0_5f_php">([</text:span>P<text:span text:style-name="symbol0_5f_php">,[</text:span>P<text:span text:style-name="symbol0_5f_php">,[...]])</text:span> <text:span text:style-name="symbol0_5f_php">{</text:span></text:p>
      <text:p text:style-name="Preformatted_20_Text"/>
      <text:p text:style-name="Preformatted_20_Text"><text:s text:c="3"/><text:span text:style-name="regexp0_5f_php">$error_message</text:span> <text:span text:style-name="symbol0_5f_php">=</text:span> <text:span text:style-name="string_5f_php">""</text:span><text:span text:style-name="symbol0_5f_php">;</text:span></text:p>
      <text:p text:style-name="Preformatted_20_Text"><text:s text:c="3"/><text:span text:style-name="regexp0_5f_php">$proposal</text:span> <text:span text:style-name="symbol0_5f_php">=</text:span> <text:span text:style-name="keyword2_5f_php">array</text:span><text:span text:style-name="symbol0_5f_php">();</text:span></text:p>
      <text:p text:style-name="Preformatted_20_Text"/>
      <text:p text:style-name="Preformatted_20_Text"><text:s text:c="3"/><text:span text:style-name="comment0_5f_php">// ... some code ...</text:span></text:p>
      <text:p text:style-name="Preformatted_20_Text"/>
      <text:p text:style-name="Preformatted_20_Text"><text:s text:c="2"/><text:span text:style-name="keyword0_5f_php">if</text:span> <text:span text:style-name="symbol0_5f_php">(</text:span><text:span text:style-name="regexp0_5f_php">$this</text:span><text:span text:style-name="symbol0_5f_php">-&gt;</text:span>getValue<text:span text:style-name="symbol0_5f_php">(</text:span><text:span text:style-name="string_5f_php">"fam_attr"</text:span><text:span text:style-name="symbol0_5f_php">)==</text:span><text:span text:style-name="number_5f_php">12</text:span> <text:span text:style-name="symbol0_5f_php">&amp;&amp;</text:span> <text:span text:style-name="regexp0_5f_php">$P</text:span><text:span text:style-name="symbol0_5f_php">&lt;</text:span><text:span text:style-name="number_5f_php">0</text:span><text:span text:style-name="symbol0_5f_php">)</text:span> <text:span text:style-name="symbol0_5f_php">{</text:span></text:p>
      <text:p text:style-name="Preformatted_20_Text"><text:s text:c="5"/><text:span text:style-name="regexp0_5f_php">$error_message</text:span> <text:span text:style-name="symbol0_5f_php">=</text:span> <text:span text:style-name="string_5f_php">"Invalid value given ($P)"</text:span><text:span text:style-name="symbol0_5f_php">;</text:span></text:p>
      <text:p text:style-name="Preformatted_20_Text"><text:s text:c="5"/><text:span text:style-name="regexp0_5f_php">$proposal</text:span><text:span text:style-name="symbol0_5f_php">[]</text:span> <text:span text:style-name="symbol0_5f_php">=</text:span> <text:span text:style-name="string_5f_php">"10"</text:span><text:span text:style-name="symbol0_5f_php">;</text:span></text:p>
      <text:p text:style-name="Preformatted_20_Text"><text:s text:c="5"/><text:span text:style-name="regexp0_5f_php">$proposal</text:span><text:span text:style-name="symbol0_5f_php">[]</text:span> <text:span text:style-name="symbol0_5f_php">=</text:span> <text:span text:style-name="string_5f_php">"12"</text:span><text:span text:style-name="symbol0_5f_php">;</text:span></text:p>
      <text:p text:style-name="Preformatted_20_Text"><text:s text:c="2"/><text:span text:style-name="symbol0_5f_php">}</text:span></text:p>
      <text:p text:style-name="Preformatted_20_Text"/>
      <text:p text:style-name="Preformatted_20_Text"><text:s text:c="3"/><text:span text:style-name="comment0_5f_php">// ... some code ...</text:span></text:p>
      <text:p text:style-name="Preformatted_20_Text"/>
      <text:p text:style-name="Preformatted_20_Text"><text:s text:c="2"/><text:span text:style-name="keyword0_5f_php">return</text:span> <text:span text:style-name="keyword2_5f_php">array</text:span><text:span text:style-name="symbol0_5f_php">(</text:span> <text:span text:style-name="string_5f_php">"err"</text:span> <text:span text:style-name="symbol0_5f_php">=&gt;</text:span> <text:span text:style-name="regexp0_5f_php">$error_message</text:span><text:span text:style-name="symbol0_5f_php">,</text:span></text:p>
      <text:p text:style-name="Preformatted_20_Text"><text:s text:c="16"/><text:span text:style-name="string_5f_php">"sug"</text:span> <text:span text:style-name="symbol0_5f_php">=&gt;</text:span> <text:span text:style-name="regexp0_5f_php">$proposal</text:span> <text:span text:style-name="symbol0_5f_php">);</text:span></text:p>
      <text:p text:style-name="Preformatted_20_Text">}</text:p>
      <text:p text:style-name="Preformatted_20_Text"/>
      <text:p text:style-name="Text_20_body">Cette méthode doit retourner un tableau avec deux entrées. Une entrée “err” qui contient le message d'erreur de la contrainte. S'il n'y a pas d'erreur le message d'erreur doit être vide. Cette méthode peut retourner plus simplement <text:s/>une chaîne de caractère. Elle sera alors considérée comme l'erreur à remonter. Si cette chaîne est vide cela sera considéré comme une validation de la contrainte.</text:p>
      <text:h text:style-name="Heading_20_3" text:outline-level="3"><text:bookmark-start text:name="contrainte_systeme"/>Contrainte système<text:bookmark-end text:name="contrainte_systeme"/></text:h>
      <text:p text:style-name="Text_20_body">La classe documentaire mets à disposition des contraintes pré-définies:</text:p>
      <text:list xml:id="list259673153" text:style-name="Numbering_20_1">
        <text:list-item>
          <text:p text:style-name="P2">::parseMail($mail) - permet de teste la valider d'une adresse email</text:p>
        </text:list-item>
        <text:list-item>
          <text:p text:style-name="P2">::isFutureDate($date) - vérifie que la date est dans le futur</text:p>
        </text:list-item>
      </text:list>
      <text:list xml:id="list387138356" text:style-name="Numbering_20_1">
        <text:list-item>
          <text:p text:style-name="P2">::isFloat($x,$min,$max) - teste si le nombre est compris entre min et max</text:p>
        </text:list-item>
        <text:list-item>
          <text:p text:style-name="P2">::isInteger($x,$min,$max)- teste si le nombre est compris entre min et max</text:p>
        </text:list-item>
        <text:list-item>
          <text:p text:style-name="P2"><text:soft-page-break/>::isString($s,$pattern)- teste si le texte correspond au pattern (pattern au sens perl pattern voir manuel php preg_match).</text:p>
        </text:list-item>
      </text:list>
      <text:p text:style-name="Text_20_body">Exemple mobile ::isString(te_mobile,0[6|7][0-9]{6}) numéro à 8 chiffres commençant par 06 ou 0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" fo:font-size="18pt" fo:font-weight="bold" style:font-name-asian="Bitstream Vera Sans1" style:font-size-asian="18pt" style:font-weight-asian="bold" style:font-name-complex="Bitstream Vera Sans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Bitstream Vera Sans" fo:font-size="14pt" fo:font-weight="bold" style:font-name-asian="Bitstream Vera Sans1" style:font-size-asian="14pt" style:font-weight-asian="bold" style:font-name-complex="Bitstream Vera Sans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egexp0_5f_php" style:display-name="regexp0_php" style:family="text">
      <style:text-properties fo:color="#000088" fo:font-style="normal" fo:font-weight="normal"/>
    </style:style>
    <style:style style:name="keyword1_5f_php" style:display-name="keyword1_php" style:family="text">
      <style:text-properties fo:color="#000000" fo:font-style="normal" fo:font-weight="bold"/>
    </style:style>
    <style:style style:name="symbol0_5f_php" style:display-name="symbol0_php" style:family="text">
      <style:text-properties fo:color="#339933" fo:font-style="normal" fo:font-weight="normal"/>
    </style:style>
    <style:style style:name="string_5f_php" style:display-name="string_php" style:family="text">
      <style:text-properties fo:color="#0000ff" fo:font-style="normal" fo:font-weight="normal"/>
    </style:style>
    <style:style style:name="keyword2_5f_php" style:display-name="keyword2_php" style:family="text">
      <style:text-properties fo:color="#990000" fo:font-style="normal" fo:font-weight="normal"/>
    </style:style>
    <style:style style:name="comment0_5f_php" style:display-name="comment0_php" style:family="text">
      <style:text-properties fo:color="#666666" fo:font-style="italic" fo:font-weight="normal"/>
    </style:style>
    <style:style style:name="keyword0_5f_php" style:display-name="keyword0_php" style:family="text">
      <style:text-properties fo:color="#b1b100" fo:font-style="normal" fo:font-weight="normal"/>
    </style:style>
    <style:style style:name="number_5f_php" style:display-name="number_php" style:family="text">
      <style:text-properties fo:color="#cc66cc" fo:font-style="normal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Brison</meta:initial-creator>
    <meta:creation-date>2010-05-28T09:22:02</meta:creation-date>
    <meta:generator>OpenOffice.org/3.2$Linux OpenOffice.org_project/320m12$Build-9483</meta:generator>
    <dc:date>2012-06-01T14:53:59</dc:date>
    <dc:creator>Nicolas Thing-leoh</dc:creator>
    <meta:editing-duration>PT00H22M02S</meta:editing-duration>
    <meta:editing-cycles>9</meta:editing-cycles>
    <meta:document-statistic meta:table-count="0" meta:image-count="0" meta:object-count="0" meta:page-count="2" meta:paragraph-count="30" meta:word-count="316" meta:character-count="2153"/>
  </office:meta>
</office:document-meta>
</file>